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640000006A21AB539798E5219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e6e6e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e6e6e6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0.802cm" svg:x="1cm" svg:y="3.568cm">
          <draw:image xlink:href="Pictures/10000201000000640000006A21AB539798E5219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29T14:32:33.691780246</dc:date>
    <meta:editing-duration>PT5M38S</meta:editing-duration>
    <meta:editing-cycles>1</meta:editing-cycles>
    <meta:document-statistic meta:object-count="1"/>
    <meta:generator>LibreOffice/6.1.2.1$Linux_X86_64 LibreOffice_project/65905a128db06ba48db947242809d14d3f9a93fe</meta:generator>
  </office:meta>
</office:document-meta>
</file>